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 officeooo:rsid="0016c898" officeooo:paragraph-rsid="0016c898"/>
    </style:style>
    <style:style style:name="P5" style:family="paragraph" style:parent-style-name="Standard">
      <style:text-properties fo:language="es" fo:country="ES" officeooo:rsid="00173e90" officeooo:paragraph-rsid="00173e90"/>
    </style:style>
    <style:style style:name="P6" style:family="paragraph" style:parent-style-name="Standard">
      <style:text-properties fo:language="es" fo:country="ES" officeooo:rsid="0017f02c" officeooo:paragraph-rsid="0017f02c"/>
    </style:style>
    <style:style style:name="P7" style:family="paragraph" style:parent-style-name="Standard">
      <style:text-properties fo:language="es" fo:country="ES" fo:font-style="italic" officeooo:rsid="0015222a" officeooo:paragraph-rsid="0015222a" style:font-style-asian="italic" style:font-style-complex="italic"/>
    </style:style>
    <style:style style:name="P8" style:family="paragraph" style:parent-style-name="Standard">
      <style:text-properties fo:language="es" fo:country="ES" fo:font-style="italic" officeooo:rsid="0017f02c" officeooo:paragraph-rsid="0017f02c" style:font-style-asian="italic" style:font-style-complex="italic"/>
    </style:style>
    <style:style style:name="P9" style:family="paragraph" style:parent-style-name="Standard">
      <style:text-properties fo:language="es" fo:country="ES" fo:font-style="italic" officeooo:rsid="001dbb8e" officeooo:paragraph-rsid="001dbb8e" style:font-style-asian="italic" style:font-style-complex="italic"/>
    </style:style>
    <style:style style:name="P10" style:family="paragraph" style:parent-style-name="Standard">
      <style:text-properties fo:language="es" fo:country="ES" officeooo:rsid="001c70ad" officeooo:paragraph-rsid="001c70ad"/>
    </style:style>
    <style:style style:name="P11" style:family="paragraph" style:parent-style-name="Standard">
      <style:text-properties fo:language="es" fo:country="ES" officeooo:rsid="001c9167" officeooo:paragraph-rsid="001c9167"/>
    </style:style>
    <style:style style:name="P12" style:family="paragraph" style:parent-style-name="Standard">
      <style:text-properties fo:language="es" fo:country="ES" officeooo:rsid="001ea756" officeooo:paragraph-rsid="001ea756"/>
    </style:style>
    <style:style style:name="P13" style:family="paragraph" style:parent-style-name="Standard">
      <style:text-properties fo:language="es" fo:country="ES" officeooo:rsid="0022436b" officeooo:paragraph-rsid="0022436b"/>
    </style:style>
    <style:style style:name="P14" style:family="paragraph" style:parent-style-name="Standard">
      <style:text-properties fo:language="es" fo:country="ES" officeooo:rsid="002500fb" officeooo:paragraph-rsid="002500fb"/>
    </style:style>
    <style:style style:name="P15" style:family="paragraph" style:parent-style-name="Standard">
      <style:text-properties fo:language="es" fo:country="ES" officeooo:rsid="0026cb99" officeooo:paragraph-rsid="0026cb99"/>
    </style:style>
    <style:style style:name="P16" style:family="paragraph" style:parent-style-name="Standard">
      <style:text-properties fo:language="es" fo:country="ES" officeooo:rsid="00287e81" officeooo:paragraph-rsid="00287e81"/>
    </style:style>
    <style:style style:name="P17" style:family="paragraph" style:parent-style-name="Heading_20_1">
      <style:paragraph-properties fo:text-align="center" style:justify-single-word="false"/>
      <style:text-properties fo:language="es" fo:country="ES"/>
    </style:style>
    <style:style style:name="P18" style:family="paragraph" style:parent-style-name="Standard">
      <style:text-properties fo:language="es" fo:country="ES"/>
    </style:style>
    <style:style style:name="P19" style:family="paragraph" style:parent-style-name="Standard" style:list-style-name="L1">
      <style:text-properties fo:language="es" fo:country="ES"/>
    </style:style>
    <style:style style:name="P20" style:family="paragraph" style:parent-style-name="Standard">
      <style:text-properties fo:language="es" fo:country="ES" fo:font-style="italic" style:font-style-asian="italic" style:font-style-complex="italic"/>
    </style:style>
    <style:style style:name="P21" style:family="paragraph" style:parent-style-name="Standard">
      <style:text-properties fo:language="es" fo:country="ES" fo:font-style="italic" officeooo:rsid="0026cb99" officeooo:paragraph-rsid="0026cb99" style:font-style-asian="italic" style:font-style-complex="italic"/>
    </style:style>
    <style:style style:name="P22" style:family="paragraph" style:parent-style-name="Standard">
      <style:text-properties fo:language="es" fo:country="ES" fo:font-style="italic" officeooo:rsid="00287e81" officeooo:paragraph-rsid="00287e81" style:font-style-asian="italic" style:font-style-complex="italic"/>
    </style:style>
    <style:style style:name="P23" style:family="paragraph" style:parent-style-name="Standard">
      <style:text-properties fo:language="es" fo:country="ES" officeooo:rsid="002b6063" officeooo:paragraph-rsid="002b6063"/>
    </style:style>
    <style:style style:name="P24" style:family="paragraph" style:parent-style-name="Standard">
      <style:text-properties fo:language="es" fo:country="ES" officeooo:rsid="002c0dc3" officeooo:paragraph-rsid="002c0dc3"/>
    </style:style>
    <style:style style:name="P25" style:family="paragraph" style:parent-style-name="Standard">
      <style:text-properties fo:language="es" fo:country="ES" officeooo:rsid="002da6f2" officeooo:paragraph-rsid="002da6f2"/>
    </style:style>
    <style:style style:name="P26" style:family="paragraph" style:parent-style-name="Standard">
      <style:text-properties fo:language="es" fo:country="ES" officeooo:rsid="002f2ae1" officeooo:paragraph-rsid="002f2ae1"/>
    </style:style>
    <style:style style:name="P27" style:family="paragraph" style:parent-style-name="Standard">
      <style:text-properties fo:language="es" fo:country="ES" officeooo:rsid="003085d5" officeooo:paragraph-rsid="003085d5"/>
    </style:style>
    <style:style style:name="P28" style:family="paragraph" style:parent-style-name="Standard" style:list-style-name="L2"/>
    <style:style style:name="P29" style:family="paragraph" style:parent-style-name="Standard">
      <style:text-properties officeooo:rsid="003085d5" officeooo:paragraph-rsid="003085d5"/>
    </style:style>
    <style:style style:name="P30" style:family="paragraph" style:parent-style-name="Standard">
      <style:text-properties officeooo:paragraph-rsid="003085d5"/>
    </style:style>
    <style:style style:name="P31" style:family="paragraph" style:parent-style-name="Standard">
      <style:text-properties officeooo:rsid="003114f3" officeooo:paragraph-rsid="003114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3209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italic" style:font-style-asian="italic" style:font-style-complex="italic"/>
    </style:style>
    <style:style style:name="T6" style:family="text">
      <style:text-properties fo:language="es" fo:country="ES" officeooo:rsid="003085d5"/>
    </style:style>
    <style:style style:name="T7" style:family="text">
      <style:text-properties fo:language="es" fo:country="ES" officeooo:rsid="003114f3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085d5"/>
    </style:style>
    <style:style style:name="T10" style:family="text">
      <style:text-properties officeooo:rsid="003114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7" text:outline-level="1">Boletín Ejercicios línea de comandos GNU/Linux</text:h>
      <text:p text:style-name="P2"><text:tab/>Estos son ejercicios sencillos para practicar los comandos en la shell de GNU/Linux. Hay también algún comando nuevo para que exploréis (umask y time). <text:span text:style-name="T1">100 ejercicios básicos sobre Linux</text:span></text:p>
      <text:p text:style-name="P3"><text:tab/>Todos los ejercicios los debes realizar en la máquina virtual debian que te ha facilitado tu profesor con el usuario “usuario”. Solo utilizarás el usuario “root” cuando sea imprescindible y lo indicarás explícitamente en el ejercicio.</text:p>
      <text:p text:style-name="P3"/>
      <text:list xml:id="list270935062" text:style-name="L1">
        <text:list-item>
          <text:p text:style-name="P19">Listar todos los archivos del directorio <text:span text:style-name="T2">bin.</text:span></text:p>
        </text:list-item>
      </text:list>
      <text:p text:style-name="P7">Cd .. </text:p>
      <text:p text:style-name="P7">cd bin</text:p>
      <text:p text:style-name="P7">ls</text:p>
      <text:list xml:id="list141660214940391" text:continue-numbering="true" text:style-name="L1">
        <text:list-item>
          <text:p text:style-name="P19">Listar todos los archivos del directorio <text:span text:style-name="T2">tmp.</text:span></text:p>
        </text:list-item>
      </text:list>
      <text:p text:style-name="P7">Cd tmp <text:s text:c="3"/>- <text:s text:c="3"/>ls</text:p>
      <text:list xml:id="list141659429079278" text:continue-numbering="true" text:style-name="L1">
        <text:list-item>
          <text:p text:style-name="P19">Listar todos los archivos del directorio <text:span text:style-name="T2">etc </text:span><text:s/>que empiecen por t en orden inverso. </text:p>
        </text:list-item>
      </text:list>
      <text:p text:style-name="P4">Ls -r(sirve para darle la vuelta a la lista) /etc(selecciona el directorio) t*(el por selecciona la letra</text:p>
      <text:list xml:id="list141659326946203" text:continue-numbering="true" text:style-name="L1">
        <text:list-item>
          <text:p text:style-name="P19">Listar todos los archivos del directorio <text:span text:style-name="T2">dev </text:span><text:s/>que empiecen por tty y tengan 5 caracteres. </text:p>
        </text:list-item>
      </text:list>
      <text:p text:style-name="P5">Cd dev <text:s text:c="2"/>- <text:s text:c="2"/>ls -a(todos los archivos) tty??(como queramos que empiece, y los ? Son cualquier carácter hasta llegar a 5</text:p>
      <text:list xml:id="list141659359414686" text:continue-numbering="true" text:style-name="L1">
        <text:list-item>
          <text:p text:style-name="P19">Listar todos los archivos del directorio <text:span text:style-name="T2">dev </text:span><text:s/>que empiecen por tty y acaben en 1,2,3 ó 4.</text:p>
        </text:list-item>
      </text:list>
      <text:p text:style-name="P5">cd dev <text:s text:c="3"/>- <text:s text:c="3"/>ls -a tty*1 tty*2 tty*3 tty*4</text:p>
      <text:list xml:id="list141660490436655" text:continue-numbering="true" text:style-name="L1">
        <text:list-item>
          <text:p text:style-name="P19">Listar todos los archivos del directorio <text:span text:style-name="T2">dev </text:span><text:s/>que empiecen por t y acaben en S1.</text:p>
        </text:list-item>
      </text:list>
      <text:p text:style-name="P5">Cd dev <text:s/>-<text:tab/>ls -a t*S1</text:p>
      <text:list xml:id="list141660149447470" text:continue-numbering="true" text:style-name="L1">
        <text:list-item>
          <text:p text:style-name="P19">Listar todos los archivos, incluidos los ocultos, del directorio raíz. </text:p>
        </text:list-item>
      </text:list>
      <text:p text:style-name="P5">Ls -a /</text:p>
      <text:list xml:id="list141658799135512" text:continue-numbering="true" text:style-name="L1">
        <text:list-item>
          <text:p text:style-name="P19">Listar todos los archivos del directorio <text:span text:style-name="T2">etc </text:span><text:s/>que no empiecen por t. </text:p>
        </text:list-item>
      </text:list>
      <text:p text:style-name="P6">cd etc <text:tab/><text:tab/>ls [^t]*</text:p>
      <text:list xml:id="list141660117738102" text:continue-numbering="true" text:style-name="L1">
        <text:list-item>
          <text:p text:style-name="P19">Listar todos los archivos del directorio usr y sus subdirectorios. </text:p>
        </text:list-item>
      </text:list>
      <text:p text:style-name="P6">Ls /<text:span text:style-name="T2">usr/</text:span><text:span text:style-name="T8">*</text:span></text:p>
      <text:list xml:id="list141659945199980" text:continue-numbering="true" text:style-name="L1">
        <text:list-item>
          <text:p text:style-name="P19">Cambiarse al directorio <text:span text:style-name="T2">tmp. </text:span></text:p>
        </text:list-item>
      </text:list>
      <text:p text:style-name="P8">Cd tmp</text:p>
      <text:list xml:id="list141660542798202" text:continue-numbering="true" text:style-name="L1">
        <text:list-item>
          <text:p text:style-name="P19">Verificar que el directorio actual ha cambiado. </text:p>
        </text:list-item>
      </text:list>
      <text:p text:style-name="P6">pwd(te dice donde estas)</text:p>
      <text:list xml:id="list141659227602910" text:continue-numbering="true" text:style-name="L1">
        <text:list-item>
          <text:p text:style-name="P19">Mostrar el día y la hora actual. </text:p>
        </text:list-item>
      </text:list>
      <text:p text:style-name="P6">date</text:p>
      <text:list xml:id="list141658690106500" text:continue-numbering="true" text:style-name="L1">
        <text:list-item>
          <text:p text:style-name="P19">Con un solo comando posicionarse en el directorio $HOME. </text:p>
        </text:list-item>
      </text:list>
      <text:p text:style-name="P6">Cd $home</text:p>
      <text:list xml:id="list141658954316907" text:continue-numbering="true" text:style-name="L1">
        <text:list-item>
          <text:p text:style-name="P19">Verificar que se está en él.</text:p>
        </text:list-item>
      </text:list>
      <text:p text:style-name="P6">pwd</text:p>
      <text:list xml:id="list141659165404507" text:continue-numbering="true" text:style-name="L1">
        <text:list-item>
          <text:p text:style-name="P19">Listar todos los ficheros del directorio HOME mostrando su número de inodo. </text:p>
        </text:list-item>
      </text:list>
      <text:p text:style-name="P6">Ls -i</text:p>
      <text:list xml:id="list141660141082040" text:continue-numbering="true" text:style-name="L1">
        <text:list-item>
          <text:p text:style-name="P19">Crea el directorio PRUEBA dentro de tu directorio HOME.</text:p>
        </text:list-item>
      </text:list>
      <text:p text:style-name="P6">Mkdir prueba</text:p>
      <text:list xml:id="list141658843305799" text:continue-numbering="true" text:style-name="L1">
        <text:list-item>
          <text:p text:style-name="P19">Crear los directorios <text:span text:style-name="T2">dir1, dir2 </text:span><text:s/>y <text:span text:style-name="T2">dir3 </text:span><text:s/>en el directorio PRUEBA. Dentro de <text:span text:style-name="T2">dir1 </text:span><text:s/>crear el directorio <text:span text:style-name="T2">dir11. </text:span><text:s/>Dentro del directorio <text:span text:style-name="T2">dir3 </text:span><text:s/>crear el directorio <text:span text:style-name="T2">dir31. </text:span><text:s/>Dentro del directorio <text:span text:style-name="T2">dir31, </text:span><text:s/>crear los directorios <text:span text:style-name="T2">dir311 </text:span><text:s/>y <text:span text:style-name="T2">dir312.</text:span> Utiliza el menor número posible de comandos. No puedes cambiarte de directorio.</text:p>
        </text:list-item>
      </text:list>
      <text:p text:style-name="P2"><text:soft-page-break/><text:s/>mkdir prueba/dir1</text:p>
      <text:p text:style-name="P2"><text:s/>mkdir prueba/dir2</text:p>
      <text:p text:style-name="P2"><text:s/>mkdir prueba/dir3</text:p>
      <text:p text:style-name="P2"><text:s/>mkdir prueba/dir1/dir11</text:p>
      <text:p text:style-name="P2"><text:s/>mkdir prueba/dir3/dir31</text:p>
      <text:p text:style-name="P2"><text:s/>mkdir prueba/dir3/dir31/dir311</text:p>
      <text:p text:style-name="P2">mkdir prueba/dir3/dir31/dir312</text:p>
      <text:list xml:id="list141660194600874" text:continue-numbering="true" text:style-name="L1">
        <text:list-item>
          <text:p text:style-name="P19">Copiar el archivo <text:span text:style-name="T2">/etc/passwd</text:span> a un archivo llamado <text:span text:style-name="T2">usuarios </text:span><text:s/>de vuestro directorio PRUEBA. </text:p>
        </text:list-item>
      </text:list>
      <text:p text:style-name="P2">cp /etc/passwd /home/estudiante/prueba/usuarios</text:p>
      <text:list xml:id="list141660184740927" text:continue-numbering="true" text:style-name="L1">
        <text:list-item>
          <text:p text:style-name="P19"><text:s/>Copiar <text:span text:style-name="T2">usuarios </text:span><text:s/>en <text:span text:style-name="T2">dir1, dir2 </text:span><text:s/>y <text:span text:style-name="T2">dir3.</text:span> </text:p>
        </text:list-item>
      </text:list>
      <text:p text:style-name="P2"><text:s/>cp /home/estudiante/prueba/usuarios /home/estudiante/prueba/dir1</text:p>
      <text:p text:style-name="P2">cp /home/estudiante/prueba/usuarios /home/estudiante/prueba/dir2</text:p>
      <text:p text:style-name="P2"><text:s/>cp /home/estudiante/prueba/usuarios /home/estudiante/prueba/dir3</text:p>
      <text:list xml:id="list141659746946945" text:continue-numbering="true" text:style-name="L1">
        <text:list-item>
          <text:p text:style-name="P19">Comprobar el ejercicio anterior mediante un solo comando. </text:p>
        </text:list-item>
      </text:list>
      <text:p text:style-name="P2">ls /home/estudiante/prueba/*</text:p>
      <text:list xml:id="list141659656908943" text:continue-numbering="true" text:style-name="L1">
        <text:list-item>
          <text:p text:style-name="P19">Copiar los archivos del directorio <text:span text:style-name="T2">rc2.d </text:span><text:s/>que se encuentra en <text:span text:style-name="T2">/etc </text:span><text:s/>al directorio <text:span text:style-name="T2">dir31.</text:span></text:p>
        </text:list-item>
      </text:list>
      <text:p text:style-name="P2"><text:span text:style-name="T2">cp -R /etc/rc2.d home/estudiante/prueba/dir3/dir31 </text:span><text:span text:style-name="T3"><text:tab/><text:tab/>(-R copia todos los archivos del directorio)</text:span></text:p>
      <text:list xml:id="list141660401538258" text:continue-numbering="true" text:style-name="L1">
        <text:list-item>
          <text:p text:style-name="P19">Copiar en el directorio <text:span text:style-name="T2">dir311 </text:span><text:s/>los archivos de <text:span text:style-name="T2">/bin </text:span><text:s/>que tengan una “a” como segunda letra y su nombre tenga cuatro letras.</text:p>
        </text:list-item>
      </text:list>
      <text:p text:style-name="P2">cp -R /bin/?a?? home/estudiante/prueba/dir3/dir31</text:p>
      <text:list xml:id="list141660358950859" text:continue-numbering="true" text:style-name="L1">
        <text:list-item>
          <text:p text:style-name="P19">Copiar el directorio de otro usuario y sus subdirectorios debajo de <text:span text:style-name="T2">dir11 </text:span>(incluido el propio directorio). Para poder realizar este ejercicio correctamente, necesitas crear un usuario, para ello ejecuta como root el siguiente comando: “ useradd -m -s /bin/bash usuario2”. Con el comando anterior existirá en el sistema un usuario nuevo llamado “usuario2”.</text:p>
        </text:list-item>
      </text:list>
      <text:p text:style-name="P2">sudo cp -r ../usuario2 PRUEBA/dir1/dir11</text:p>
      <text:list xml:id="list141659032537679" text:continue-numbering="true" text:style-name="L1">
        <text:list-item>
          <text:p text:style-name="P19">Mover el directorio <text:span text:style-name="T2">dir31 </text:span><text:s/>y sus subdirectorios debajo de <text:span text:style-name="T2">dir2.</text:span> </text:p>
        </text:list-item>
      </text:list>
      <text:p text:style-name="P10">Mv prueba/dir3/dir31 prueba/dir2</text:p>
      <text:list xml:id="list141660634062045" text:continue-numbering="true" text:style-name="L1">
        <text:list-item>
          <text:p text:style-name="P19">Mostrar por pantalla los archivos ordinarios del directorio HOME y sus subdirectorios.</text:p>
        </text:list-item>
      </text:list>
      <text:p text:style-name="P11">Ls -R $HOME</text:p>
      <text:list xml:id="list141659396952906" text:continue-numbering="true" text:style-name="L1">
        <text:list-item>
          <text:p text:style-name="P19">Ocultar el archivo <text:span text:style-name="T2">usuarios </text:span><text:s/>del directorio <text:span text:style-name="T2">dir3.</text:span></text:p>
        </text:list-item>
      </text:list>
      <text:p text:style-name="P9">Mv usuarios .usuarios (es como mover el archivo donde quieras con un <text:s/>nuevo nombre)</text:p>
      <text:list xml:id="list141659048129816" text:continue-numbering="true" text:style-name="L1">
        <text:list-item>
          <text:p text:style-name="P19">Borrar los archivos y directorios de <text:span text:style-name="T2">dir1, </text:span><text:s/>incluido el propio directorio. </text:p>
        </text:list-item>
      </text:list>
      <text:p text:style-name="P12">Rm -r <text:span text:style-name="T2">home</text:span><text:span text:style-name="T8">/estudiante/prueba/dir1/</text:span></text:p>
      <text:list xml:id="list141660698676197" text:continue-numbering="true" text:style-name="L1">
        <text:list-item>
          <text:p text:style-name="P19">Copiar al directorio <text:span text:style-name="T2">dir312 </text:span><text:s/>los ficheros del directorio <text:span text:style-name="T2">/dev </text:span><text:s/>que empiecen por t, acaben en una letra que vaya de la a a la b y tengan cinco letras en su nombre.</text:p>
        </text:list-item>
      </text:list>
      <text:p text:style-name="P2">cp /dev/t???[a*b] /home/ubuntu/PRUEBA/dir3/dir31/dir312</text:p>
      <text:list xml:id="list141659564001596" text:continue-numbering="true" text:style-name="L1">
        <text:list-item>
          <text:p text:style-name="P19">Borrar los archivos de <text:span text:style-name="T2">dir312 </text:span><text:s/>que no acaben en b y tengan una q como cuarta letra.</text:p>
        </text:list-item>
      </text:list>
      <text:p text:style-name="P2">rm -r PRUEBA/dir2/dir31/dir312/???q[^b]</text:p>
      <text:list xml:id="list141660351282863" text:continue-numbering="true" text:style-name="L1">
        <text:list-item>
          <text:p text:style-name="P19">Mover el directorio <text:span text:style-name="T2">dir312 </text:span><text:s/>debajo de <text:span text:style-name="T2">dir3.</text:span> </text:p>
        </text:list-item>
      </text:list>
      <text:p text:style-name="P2">mv /home/estudiante/prueba/dir2/dir31/dir312 /home/estudiante/prueba/dir3</text:p>
      <text:list xml:id="list141659892109037" text:continue-numbering="true" text:style-name="L1">
        <text:list-item>
          <text:p text:style-name="P19">Crear un enlace simbólico al directorio <text:span text:style-name="T2">dir1 </text:span><text:s/>dentro del directorio <text:span text:style-name="T2">dir3 </text:span>llamado <text:span text:style-name="T2">enlacedir1</text:span>.</text:p>
        </text:list-item>
      </text:list>
      <text:p text:style-name="P2">ln -s /home/estudiante/prueba/dir1 /home/estudiante/prueba/dir3/enlacedir1</text:p>
      <text:p text:style-name="P2"/>
      <text:list xml:id="list141659003341527" text:continue-numbering="true" text:style-name="L1">
        <text:list-item>
          <text:p text:style-name="P19">Posicionarse en <text:span text:style-name="T2">dir3 </text:span><text:s/>y, empleando el enlace creado en el ejercicio anterior, crear el directorio <text:span text:style-name="T2">nuevo1 </text:span><text:s/>dentro de <text:span text:style-name="T2">dir1.</text:span> </text:p>
        </text:list-item>
      </text:list>
      <text:p text:style-name="P2"/>
      <text:p text:style-name="P13">Mkdir enlacedir1/nuevo1</text:p>
      <text:list xml:id="list141659372537169" text:continue-numbering="true" text:style-name="L1">
        <text:list-item>
          <text:p text:style-name="P19"><text:soft-page-break/>Utilizando el enlace creado copiar los archivos que empiecen por u del directorio /<text:span text:style-name="T2">bin </text:span><text:s/>en directorio <text:span text:style-name="T2">nuevo1.</text:span></text:p>
        </text:list-item>
      </text:list>
      <text:p text:style-name="P20">cp -r /bin/u* home/estudiante/prueba/dir3/enlacedir1/nuevo1/</text:p>
      <text:list xml:id="list141658743324808" text:continue-numbering="true" text:style-name="L1">
        <text:list-item>
          <text:p text:style-name="P19">Crear dos enlaces duros del fichero <text:span text:style-name="T2">fich1</text:span>, llamarlo <text:span text:style-name="T2">enlace, </text:span><text:s/>en los directorios <text:span text:style-name="T2">dir1 </text:span><text:s/>y <text:span text:style-name="T2">dir2</text:span>. </text:p>
        </text:list-item>
      </text:list>
      <text:p text:style-name="P2">ln dir3/fich1 dir1/enlace</text:p>
      <text:p text:style-name="P2">ln dir3/fich1 dir2/enlace</text:p>
      <text:list xml:id="list141660159698755" text:continue-numbering="true" text:style-name="L1">
        <text:list-item>
          <text:p text:style-name="P19">Borrar el archivo <text:span text:style-name="T2">fich1 </text:span><text:s/>y copiar <text:span text:style-name="T2">enlace </text:span><text:s/>en <text:span text:style-name="T2">dir3.</text:span></text:p>
        </text:list-item>
      </text:list>
      <text:p text:style-name="P20">rm dir3/fich1</text:p>
      <text:p text:style-name="P20">cp dir1/enlace dir3</text:p>
      <text:list xml:id="list141659309028163" text:continue-numbering="true" text:style-name="L1">
        <text:list-item>
          <text:p text:style-name="P19">Crear un enlace simbólico (llamado <text:span text:style-name="T2">enlafich1) </text:span><text:s/>al fichero <text:span text:style-name="T2">enlace </text:span><text:s/>de <text:span text:style-name="T2">dir2 </text:span><text:s/>en <text:span text:style-name="T2">dir1.</text:span></text:p>
        </text:list-item>
      </text:list>
      <text:p text:style-name="P20">ln -s dir2/enlace dir1/enlafich1</text:p>
      <text:list xml:id="list141660473441190" text:continue-numbering="true" text:style-name="L1">
        <text:list-item>
          <text:p text:style-name="P19">Posicionarse en <text:span text:style-name="T2">dir1 </text:span><text:s/>y, mediante el enlace creado, copiar el archivo <text:span text:style-name="T2">fichl</text:span> dentro de <text:span text:style-name="T2">dir311</text:span>.</text:p>
        </text:list-item>
      </text:list>
      <text:p text:style-name="P14"/>
      <text:list xml:id="list141658851008311" text:continue-numbering="true" text:style-name="L1">
        <text:list-item>
          <text:p text:style-name="P19">Seguir en <text:span text:style-name="T2">dir1</text:span> y, mediante el enlace creado, sacar por pantalla las líneas que tiene el archivo <text:span text:style-name="T2">fich1.</text:span></text:p>
        </text:list-item>
      </text:list>
      <text:p text:style-name="P20"/>
      <text:list xml:id="list141660179029550" text:continue-numbering="true" text:style-name="L1">
        <text:list-item>
          <text:p text:style-name="P19">Borrar el fichero <text:span text:style-name="T2">fich1 </text:span><text:s/>de <text:span text:style-name="T2">dir2</text:span></text:p>
        </text:list-item>
      </text:list>
      <text:p text:style-name="P2"><text:span text:style-name="T2">rm dir2/fich1</text:span></text:p>
      <text:list xml:id="list141659922967635" text:continue-numbering="true" text:style-name="L1">
        <text:list-item>
          <text:p text:style-name="P19">Borrar todos los archivos y directorios creados durante los ejercicios a excepción del directorio PRUEBA. </text:p>
        </text:list-item>
      </text:list>
      <text:p text:style-name="P14">Rm -r *</text:p>
      <text:list xml:id="list141659617521402" text:continue-numbering="true" text:style-name="L1">
        <text:list-item>
          <text:p text:style-name="P19">Crear el directorio <text:span text:style-name="T2">dir2 </text:span><text:s/>y <text:span text:style-name="T2">dir3 </text:span><text:s/>en el directorio PRUEBA ¿Cuáles son los actuales permisos del directorio <text:span text:style-name="T2">dir2? Indica el comando utilizado para averiguarlo.</text:span></text:p>
        </text:list-item>
      </text:list>
      <text:p text:style-name="P21">Mkdir dir2</text:p>
      <text:p text:style-name="P21">mkdir dir3</text:p>
      <text:p text:style-name="P21">ls -l</text:p>
      <text:p text:style-name="P21">drwxrwxr-x 2 estudiante estudiante 4096 dic 15 09:14 dir2</text:p>
      <text:p text:style-name="P21">drwxrwxr-x 2 estudiante estudiante 4096 dic 15 09:14 dir3</text:p>
      <text:p text:style-name="P21">r permiso para leer, w permiso para escribir y x permiso para ejecutar</text:p>
      <text:p text:style-name="P21"/>
      <text:list xml:id="list141660478899368" text:continue-numbering="true" text:style-name="L1">
        <text:list-item>
          <text:p text:style-name="P19">Utilizando la notación simbólica, eliminar todos los permisos de escritura (propietario, grupo, otros) del directorio <text:span text:style-name="T2">dir2. </text:span>. </text:p>
        </text:list-item>
      </text:list>
      <text:p text:style-name="P15">chmod 555 dir2</text:p>
      <text:list xml:id="list141660385438548" text:continue-numbering="true" text:style-name="L1">
        <text:list-item>
          <text:p text:style-name="P19">Utilizando la notación octal, eliminar el permiso de lectura del directorio <text:span text:style-name="T2">dir2, </text:span><text:s/>al resto de los usuarios.</text:p>
        </text:list-item>
      </text:list>
      <text:p text:style-name="P16">Chmod 551 dir2</text:p>
      <text:p text:style-name="P16"/>
      <text:list xml:id="list141659199219100" text:continue-numbering="true" text:style-name="L1">
        <text:list-item>
          <text:p text:style-name="P19">¿Cuáles son ahora los permisos asociados a <text:span text:style-name="T2">dir2? Indica el comando utilizado para averiguarlo.</text:span></text:p>
        </text:list-item>
      </text:list>
      <text:p text:style-name="P22">Ls -l dir2</text:p>
      <text:p text:style-name="P22">drwxrwxr-x 2 estudiante estudiante 4096 dic 15 09:14 dir2</text:p>
      <text:list xml:id="list141660382601422" text:continue-numbering="true" text:style-name="L1">
        <text:list-item>
          <text:p text:style-name="P19">Crear bajo <text:span text:style-name="T2">dir2, </text:span><text:s/>un directorio llamado <text:span text:style-name="T2">dir2l.</text:span> </text:p>
        </text:list-item>
      </text:list>
      <text:p text:style-name="P2">mkdir dir2/dirdir21</text:p>
      <text:p text:style-name="P16">No deja porque no tenemos permisos</text:p>
      <text:list xml:id="list141660604644583" text:continue-numbering="true" text:style-name="L1">
        <text:list-item>
          <text:p text:style-name="P19">Concederse a sí mismo permiso de escritura en el directorio <text:span text:style-name="T2">dir2 </text:span><text:s/>e intentar de nuevo el paso anterior. </text:p>
        </text:list-item>
      </text:list>
      <text:p text:style-name="P16">Chmod 777 dir2</text:p>
      <text:p text:style-name="P16">mkdir dir2/dir21</text:p>
      <text:list xml:id="list141659858492201" text:continue-numbering="true" text:style-name="L1">
        <text:list-item>
          <text:p text:style-name="P19">¿Cuáles son los valores por omisión asignados a los archivos?</text:p>
        </text:list-item>
      </text:list>
      <text:p text:style-name="P23"><text:soft-page-break/>Ls -l dir2</text:p>
      <text:list xml:id="list141659590595001" text:continue-numbering="true" text:style-name="L1">
        <text:list-item>
          <text:p text:style-name="P19">Cambiar el directorio actual al directorio <text:span text:style-name="T2">dir3. </text:span><text:s/>Imprimir su trayectoria completa para verificar el cambio.</text:p>
        </text:list-item>
      </text:list>
      <text:p text:style-name="P25">Mv dir2 dir2 <text:s text:c="4"/>ls</text:p>
      <text:p text:style-name="P2"/>
      <text:list xml:id="list141660362198581" text:continue-numbering="true" text:style-name="L1">
        <text:list-item>
          <text:p text:style-name="P19">¿Cuáles son los permisos asignados en su momento a este directorio?</text:p>
        </text:list-item>
      </text:list>
      <text:p text:style-name="P24">Ls -lR</text:p>
      <text:list xml:id="list141660044290244" text:continue-numbering="true" text:style-name="L1">
        <text:list-item>
          <text:p text:style-name="P19">Establecer mediante el comando umask (buscar este comando) los siguientes valores por omisión: rwxr--r--para los directorios y rw-r--r--para los archivos ordinarios.</text:p>
        </text:list-item>
      </text:list>
      <text:p text:style-name="P2"/>
      <text:list xml:id="list141660344509084" text:continue-numbering="true" text:style-name="L1">
        <text:list-item>
          <text:p text:style-name="P19">Crear cuatro nuevos directorios llamados <text:span text:style-name="T2">dira, dirb, dirc, </text:span><text:s/>y <text:span text:style-name="T2">dird </text:span><text:s/>bajo el directorio actual.</text:p>
        </text:list-item>
      </text:list>
      <text:p text:style-name="P25">Mkdir dira dirb dirc dird</text:p>
      <text:list xml:id="list141660337462472" text:continue-numbering="true" text:style-name="L1">
        <text:list-item>
          <text:p text:style-name="P19">Comprobar los permisos de acceso de los directorios recién creados para comprobar el funcionamiento del comando umask. </text:p>
        </text:list-item>
      </text:list>
      <text:p text:style-name="P26">Ls -l</text:p>
      <text:list xml:id="list141660306730141" text:continue-numbering="true" text:style-name="L1">
        <text:list-item>
          <text:p text:style-name="P19">Crear el fichero <text:span text:style-name="T2">uno </text:span>. Quitarle todos los permisos de lectura. Comprobarlo. Intentar borrar dicho fichero.</text:p>
        </text:list-item>
      </text:list>
      <text:p text:style-name="P26">Touch uno</text:p>
      <text:p text:style-name="P26">Chmod a-r uno </text:p>
      <text:p text:style-name="P26">ls -l </text:p>
      <text:p text:style-name="P26">rm uno</text:p>
      <text:list xml:id="list141660410712854" text:continue-numbering="true" text:style-name="L1">
        <text:list-item>
          <text:p text:style-name="P19">Quitarle todos los permisos de paso al directorio <text:span text:style-name="T2">dir2 </text:span><text:s/>y otorgarle todos los demás.</text:p>
        </text:list-item>
      </text:list>
      <text:p text:style-name="P2">chmod = dir2 chmod o=rwx dir2</text:p>
      <text:list xml:id="list141660007963957" text:continue-numbering="true" text:style-name="L1">
        <text:list-item>
          <text:p text:style-name="P19">Crear en el directorio propio:</text:p>
        </text:list-item>
      </text:list>
      <text:list xml:id="list2974124978" text:style-name="L2">
        <text:list-item>
          <text:p text:style-name="P28"><text:span text:style-name="T4">El directorio </text:span><text:span text:style-name="T5">carpeta1 </text:span><text:span text:style-name="T4"><text:s/>con los tres permisos para el propietario, dentro de él </text:span><text:span text:style-name="T5">fich1</text:span><text:span text:style-name="T4"> con lectura y escritura para todos y </text:span><text:span text:style-name="T5">fich2 </text:span><text:span text:style-name="T4"><text:s/>con lectura y escritura para el propietario y solo lectura para el resto. </text:span></text:p>
        </text:list-item>
      </text:list>
      <text:p text:style-name="P29"><text:span text:style-name="T4">Mkdir carpeta1</text:span></text:p>
      <text:p text:style-name="P29"><text:span text:style-name="T4">chmod u=rwx,g=,o= carpeta1</text:span></text:p>
      <text:p text:style-name="P29"><text:span text:style-name="T4">touch carpeta1/fich1</text:span></text:p>
      <text:p text:style-name="P29"><text:span text:style-name="T4">touch carpeta1/fich2</text:span></text:p>
      <text:p text:style-name="P29"><text:span text:style-name="T4">chmod = carpeta1/fich1</text:span></text:p>
      <text:p text:style-name="P29"><text:span text:style-name="T4">chmod = carpeta1/fich2</text:span></text:p>
      <text:p text:style-name="P29"><text:span text:style-name="T4">chmod o=rw carpeta1/fich1</text:span></text:p>
      <text:p text:style-name="P29"><text:span text:style-name="T4">ls -l</text:span></text:p>
      <text:p text:style-name="Standard"><text:span text:style-name="T4"/></text:p>
      <text:list xml:id="list141658940358134" text:continue-numbering="true" text:style-name="L2">
        <text:list-item>
          <text:p text:style-name="P28"><text:span text:style-name="T4">El directorio </text:span><text:span text:style-name="T5">carpeta2 </text:span><text:span text:style-name="T4"><text:s/>con todos los permisos para el propietario y lectura y ejecución para los del mismo grupo. Dentro </text:span><text:span text:style-name="T5">file1 </text:span><text:span text:style-name="T4"><text:s/>con lectura y escritura para el propietario y los del grupo y </text:span><text:span text:style-name="T5">file2 </text:span><text:span text:style-name="T4"><text:s/>con los mismos para el propietario y solo lectura para el grupo. </text:span></text:p>
        </text:list-item>
      </text:list>
      <text:p text:style-name="P29"><text:span text:style-name="T4">Mkdir carpeta2</text:span></text:p>
      <text:p text:style-name="P29"><text:span text:style-name="T4">chmod u=rwx,g=rx,o= carpeta2</text:span></text:p>
      <text:p text:style-name="P29"><text:span text:style-name="T4">touch carpeta1/fich1</text:span></text:p>
      <text:p text:style-name="P30"><text:span text:style-name="T6">touch carpeta1/file2</text:span></text:p>
      <text:p text:style-name="P30"><text:span text:style-name="T6">chmod = carpeta1/file1</text:span></text:p>
      <text:p text:style-name="P30"><text:span text:style-name="T6">chmod = carpeta1/</text:span><text:span text:style-name="T7">file2</text:span></text:p>
      <text:p text:style-name="P31"><text:span text:style-name="T4">chmod u=rw,g=rw carpeta2/file1</text:span></text:p>
      <text:p text:style-name="P31"><text:span text:style-name="T4">chmod u=rw,g=r carpeta2/file2</text:span></text:p>
      <text:p text:style-name="P31"><text:span text:style-name="T4">ls -l</text:span></text:p>
      <text:p text:style-name="P29"><text:soft-page-break/><text:span text:style-name="T4"/></text:p>
      <text:list xml:id="list141659893665401" text:continue-list="list141660007963957" text:style-name="L1">
        <text:list-item>
          <text:p text:style-name="P19">Desde otro usuario probar todas las operaciones que se pueden hacer en los ficheros y directorios creados. Para cambiar de usuario utiliza el comando “su usuario2”.</text:p>
        </text:list-item>
      </text:list>
      <text:p text:style-name="P27">Ls -lR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.F.G.S. Administración de Sistemas Informáticos en Red<text:tab/>I.E.S. Jacarandá</text:p>
        <text:p text:style-name="MP1">Implantación de Sistemas Operativos<text:tab/><text:tab/>Profesor: Joaquín Delhom Vian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oletines sobre Linux</dc:title>
    <meta:initial-creator>.</meta:initial-creator>
    <dc:date>2020-12-17T14:16:58.524212504</dc:date>
    <meta:generator>LibreOffice/6.4.6.2$Linux_X86_64 LibreOffice_project/40$Build-2</meta:generator>
    <meta:editing-duration>PT1H48M13S</meta:editing-duration>
    <meta:editing-cycles>7</meta:editing-cycles>
    <meta:document-statistic meta:table-count="0" meta:image-count="0" meta:object-count="0" meta:page-count="5" meta:paragraph-count="156" meta:word-count="1378" meta:character-count="8871" meta:non-whitespace-character-count="7589"/>
  </office:meta>
</office:document-meta>
</file>